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WTF is Flask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ection 4: Databa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quired Librari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lask-sqlalchemy</text:p>
              </text:list-item>
              <text:list-item>
                <text:p>flask-mig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figuration and Initializ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fig file</text:p>
              </text:list-item>
              <text:list-item>
                <text:p>__init__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Class objects = SQL Tab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at’s it</text:p>
              </text:list-item>
              <text:list-item>
                <text:p>Pretty useful and eas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base migr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n be tedious and difficult</text:p>
              </text:list-item>
              <text:list-item>
                <text:p>Flask-migrate makes it easy</text:p>
                <text:list>
                  <text:list-item>
                    <text:p>Flask db init</text:p>
                  </text:list-item>
                  <text:list-item>
                    <text:p>Flask db migrate -m “”</text:p>
                  </text:list-item>
                  <text:list-item>
                    <text:p>Flask db upgra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hell Contex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f you need to quickly test something, it’s annoying to have to import all your needed classes, such as a database</text:p>
                <text:p/>
              </text:list-item>
              <text:list-item>
                <text:p>Goes in project.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ful things to know with sqlalchem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ch interaction with the database is a transaction</text:p>
              </text:list-item>
              <text:list-item>
                <text:p>db.session.commit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09:24:12.891536320</meta:creation-date>
    <meta:editing-duration>PT1M10S</meta:editing-duration>
    <meta:editing-cycles>2</meta:editing-cycles>
    <meta:generator>LibreOffice/6.3.4.2.0$Linux_X86_64 LibreOffice_project/30$Build-2</meta:generator>
    <dc:title>Midnightblue</dc:title>
    <dc:date>2020-01-30T09:45:43.164892553</dc:date>
    <meta:document-statistic meta:object-count="79"/>
  </office:meta>
</office:document-meta>
</file>